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<text:span text:style-name="T1">4.0</text:span>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18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.0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0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39:29.94</dc:date>
    <meta:editing-duration>P3DT6H18M49S</meta:editing-duration>
    <meta:editing-cycles>386</meta:editing-cycles>
    <meta:generator>OpenOffice/4.1.6$Win32 OpenOffice.org_project/416m1$Build-9790</meta:generator>
    <meta:document-statistic meta:table-count="3" meta:image-count="0" meta:object-count="0" meta:page-count="1" meta:paragraph-count="128" meta:word-count="275" meta:character-count="2189"/>
  </office:meta>
</office:document-meta>
</file>